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" svg:font-family="Verdana, Arial, Helvetica, sans-serif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Standard">
      <style:text-properties style:font-name="Nimbus Roman No9 L" fo:font-size="12pt" style:font-size-asian="12pt" style:font-size-complex="12pt"/>
    </style:style>
    <style:style style:name="T1" style:family="text">
      <style:text-properties style:font-name="Verdana" fo:font-size="10pt"/>
    </style:style>
    <style:style style:name="T2" style:family="text">
      <style:text-properties fo:font-size="10pt"/>
    </style:style>
    <style:style style:name="T3" style:family="text">
      <style:text-properties style:font-name="Nimbus Roman No9 L"/>
    </style:style>
    <style:style style:name="T4" style:family="text">
      <style:text-properties style:font-name="Nimbus Roman No9 L" fo:font-size="10pt"/>
    </style:style>
    <style:style style:name="T5" style:family="text">
      <style:text-properties style:font-name="Nimbus Roman No9 L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5">Palindromic Pangram</text:span></text:span><text:bookmark text:name="PalindromicPangram"/><text:span text:style-name="T5"> </text:span></text:p>
      <text:p text:style-name="Text_20_body"><text:span text:style-name="Emphasis"><text:span text:style-name="T5">"What is the shortest sequence of words that is both a pangram and a palindrome?"</text:span></text:span></text:p>
      <text:p text:style-name="Text_20_body"><text:span text:style-name="T5">A palindrome is a sequence of words like "lid off a daffodil" or "shallot ayatollahs" that uses the same letters reading backwards as forwards. The words need not form a meaningful or grammatical sentence.<text:line-break/><text:line-break/>A palindromic pangram is a multi-word palindrome that includes all 26 letters of the alphabet. Find the shortest sequence of words that is both a pangram and a palindrome. Use this dictionary: </text:span><text:a xlink:type="simple" xlink:href="http://www.itasoftware.com/careers/puzzles/WORD.LST"><text:span text:style-name="T5">WORD.LST</text:span></text:a><text:span text:style-name="T5"> (1.66MB)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" svg:font-family="Verdana, Arial, Helvetica, sans-serif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3T00:19:27</meta:creation-date>
    <dc:date>2009-09-21T18:27:37</dc:date>
    <meta:editing-duration>PT00H01M14S</meta:editing-duration>
    <meta:editing-cycles>3</meta:editing-cycles>
    <meta:generator>OpenOffice.org/3.0$Unix OpenOffice.org_project/300m15$Build-9379</meta:generator>
    <meta:document-statistic meta:table-count="0" meta:image-count="0" meta:object-count="0" meta:page-count="1" meta:paragraph-count="3" meta:word-count="85" meta:character-count="519"/>
  </office:meta>
</office:document-meta>
</file>